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E1"/>
      <style:map style:condition="cell-content()=&quot;N&quot;" style:apply-style-name="Fail" style:base-cell-address="WP1.E1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E1"/>
      <style:map style:condition="cell-content()=&quot;N&quot;" style:apply-style-name="Fail" style:base-cell-address="WP1.E1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4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Work 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ss Criterion</text:p>
          </table:table-cell>
          <table:table-cell table:style-name="ce3" office:value-type="string" calcext:value-type="string">
            <text:p>Passing?</text:p>
          </table:table-cell>
          <table:table-cell table:style-name="ce1" office:value-type="string" calcext:value-type="string">
            <text:p>Commit</text:p>
          </table:table-cell>
          <table:table-cell table:style-name="ce1" office:value-type="string" calcext:value-type="string">
            <text:p>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string" calcext:value-type="string">
            <text:p>The density field should match the passive scalar fiel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2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</text:p>
          </table:table-cell>
          <table:table-cell office:value-type="string" calcext:value-type="string">
            <text:p>Density does not increase or decrease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P1.E1:WP1.E1048576">
            <calcext:condition calcext:apply-style-name="Pass" calcext:value="=&quot;Y&quot;" calcext:base-cell-address="WP1.E1"/>
            <calcext:condition calcext:apply-style-name="Fail" calcext:value="=&quot;N&quot;" calcext:base-cell-address="WP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2T16:35:10.186259017</dc:date>
    <meta:editing-duration>PT7M54S</meta:editing-duration>
    <meta:editing-cycles>4</meta:editing-cycles>
    <meta:generator>LibreOffice/5.1.4.2$Linux_X86_64 LibreOffice_project/10m0$Build-2</meta:generator>
    <meta:document-statistic meta:table-count="1" meta:cell-count="15" meta:object-count="0"/>
  </office:meta>
</office:document-meta>
</file>